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5"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  <table:table-cell table:number-columns-repeated="20"/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number-columns-repeated="81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number-columns-repeated="81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25:25.913672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0:43:36.728217907</meta:creation-date>
    <dc:date>2025-06-16T16:25:38.661545040</dc:date>
    <meta:editing-duration>PT8M34S</meta:editing-duration>
    <meta:editing-cycles>6</meta:editing-cycles>
    <meta:generator>LibreOffice/24.8.7.2$Linux_X86_64 LibreOffice_project/480$Build-2</meta:generator>
    <meta:document-statistic meta:table-count="5" meta:cell-count="18630" meta:object-count="0"/>
  </office:meta>
</office:document-meta>
</file>